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tureAdapterTests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utureAdapterTests.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utureAdapterTests.is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utureAdapterTests.is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utureAdapterTests.adapt( Integer adaptee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tureAdapterTests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